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Standard">
      <style:text-properties officeooo:paragraph-rsid="1090da41"/>
    </style:style>
    <style:style style:name="P57" style:family="paragraph" style:parent-style-name="Standard">
      <style:text-properties officeooo:paragraph-rsid="10929fde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officeooo:paragraph-rsid="109df1b9"/>
    </style:style>
    <style:style style:name="P61" style:family="paragraph" style:parent-style-name="Footnote">
      <style:text-properties officeooo:paragraph-rsid="10a5bb50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abd9a7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Footnote">
      <style:text-properties officeooo:paragraph-rsid="10bd0b9d"/>
    </style:style>
    <style:style style:name="P66" style:family="paragraph" style:parent-style-name="Footnote">
      <style:text-properties officeooo:paragraph-rsid="10c154ff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4" style:family="text">
      <style:text-properties officeooo:rsid="04473353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officeooo:rsid="0aace3cd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officeooo:rsid="0f8f58bd"/>
    </style:style>
    <style:style style:name="T283" style:family="text">
      <style:text-properties officeooo:rsid="0f95a7a0"/>
    </style:style>
    <style:style style:name="T284" style:family="text">
      <style:text-properties officeooo:rsid="105c8aaa"/>
    </style:style>
    <style:style style:name="T285" style:family="text">
      <style:text-properties officeooo:rsid="107e8e04"/>
    </style:style>
    <style:style style:name="T286" style:family="text">
      <style:text-properties officeooo:rsid="1083fa7a"/>
    </style:style>
    <style:style style:name="T287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7"><text:span text:style-name="T180">C</text:span><text:span text:style-name="T179">hecklist voor </text:span><text:span text:style-name="T181">de installatie</text:span><text:span text:style-name="T179"> van </text:span><text:span text:style-name="T185"><text:user-field-get text:name="Distro">AlmaLinux</text:user-field-get></text:span><text:span text:style-name="T187"><text:s/></text:span><text:span text:style-name="T185"><text:user-field-get text:name="Version">9.x</text:user-field-get></text:span><text:span text:style-name="T183"><text:note text:id="ftn1" text:note-class="footnote"><text:note-citation>1</text:note-citation><text:note-body><text:p text:style-name="P66"><text:span text:style-name="T260">D</text:span><text:span text:style-name="T258">eze </text:span><text:span text:style-name="T263"><text:user-field-get text:name="Distro">AlmaLinux</text:user-field-get></text:span><text:span text:style-name="T259"><text:s/></text:span><text:span text:style-name="T264"><text:user-field-get text:name="Version">9.x</text:user-field-get></text:span><text:span text:style-name="T264"><text:s/>Desktop/</text:span><text:span text:style-name="T265">Workstation</text:span><text:span text:style-name="T258"> (codenaam Teal Serval) wordt ondersteund tot </text:span><text:span text:style-name="T262">31 </text:span><text:span text:style-name="T261">mei</text:span><text:span text:style-name="T258"> 20</text:span><text:span text:style-name="T262">32</text:span><text:span text:style-name="T258">.</text:span></text:p></text:note-body></text:note></text:span><text:span text:style-name="T184"><text:s/></text:span><text:span text:style-name="T186">Desktop/</text:span><text:span text:style-name="T188">Workstation</text:span><text:span text:style-name="T182">.</text:span></text:p>
      <text:p text:style-name="P62"/>
      <text:p text:style-name="P7"/>
      <text:p text:style-name="P58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2"><text:tab/><text:tab/></text:span><text:span text:style-name="T253"> <text:tab/><text:tab/></text:span><text:span text:style-name="T243"><draw:control text:anchor-type="as-char" svg:y="-0.4cm" draw:z-index="9" draw:name="Gebruiker 2" draw:style-name="gr2" draw:text-style-name="P75" svg:width="6.002cm" svg:height="0.5cm" draw:control="control8"><svg:title>Gebruiker</svg:title><svg:desc>Volledige naam, bijv. Jan Stek</svg:desc></draw:control></text:span><text:span text:style-name="T243"><text:tab/></text:span><text:span text:style-name="T244">b</text:span><text:span text:style-name="T275">ijv.</text:span><text:span text:style-name="T245"> </text:span><text:span text:style-name="T252">J</text:span><text:span text:style-name="T251">a</text:span><text:span text:style-name="T252">n </text:span><text:span text:style-name="T251">Jansen</text:span></text:p>
      <text:p text:style-name="P57"><text:span text:style-name="T8">&lt;</text:span><text:span text:style-name="T249">g</text:span><text:span text:style-name="T10">ebruikersnaam</text:span><text:span text:style-name="T8">&gt;</text:span><text:span text:style-name="T10"><text:tab/></text:span><text:span text:style-name="T247"><draw:control text:anchor-type="as-char" svg:y="-0.4cm" draw:z-index="10" draw:name="Gberuikersnaam 3" draw:style-name="gr2" draw:text-style-name="P75" svg:width="6.002cm" svg:height="0.5cm" draw:control="control9"><svg:title>Gebruikersnaam</svg:title><svg:desc>Korte naam, bijv. jan</svg:desc></draw:control></text:span><text:span text:style-name="T247"><text:tab/></text:span><text:span text:style-name="T248">b</text:span><text:span text:style-name="T278">ijv.</text:span><text:span text:style-name="T5"> </text:span><text:span text:style-name="T201">j</text:span><text:span text:style-name="T202">a</text:span><text:span text:style-name="T201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0"><text:tab/><text:tab/></text:span><text:span text:style-name="T10"><draw:control text:anchor-type="as-char" svg:y="-0.4cm" draw:z-index="11" draw:name="Computernaam 1" draw:style-name="gr2" draw:text-style-name="P75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77">ijv.</text:span><text:span text:style-name="T238"> </text:span><text:span text:style-name="T241">pc02</text:span></text:p>
      <text:p text:style-name="P2"><text:span text:style-name="T18">&lt;</text:span><text:span text:style-name="T237">g</text:span><text:span text:style-name="T236">ebruiker</text:span><text:span text:style-name="T18">&gt;</text:span><text:span text:style-name="T235"><text:tab/></text:span><text:span text:style-name="T239"><text:tab/></text:span><text:span text:style-name="T253"> <text:tab/><text:tab/></text:span><text:span text:style-name="T243"><draw:control text:anchor-type="as-char" svg:y="-0.4cm" draw:z-index="12" draw:name="Gebruiker 3" draw:style-name="gr2" draw:text-style-name="P75" svg:width="6.002cm" svg:height="0.5cm" draw:control="control11"><svg:title>Gebruiker</svg:title><svg:desc>Volledige naam, bijv. Jan Stek</svg:desc></draw:control></text:span><text:span text:style-name="T243"><text:tab/></text:span><text:span text:style-name="T244">e</text:span><text:span text:style-name="T276">vt.</text:span><text:span text:style-name="T246"> extra gebruikers</text:span></text:p>
      <text:p text:style-name="P63"><text:span text:style-name="T18">&lt;</text:span><text:span text:style-name="T237">g</text:span><text:span text:style-name="T236">ebruikersnaam</text:span><text:span text:style-name="T18">&gt;</text:span><text:span text:style-name="T235"><text:tab/></text:span><text:span text:style-name="T247"><draw:control text:anchor-type="as-char" svg:y="-0.4cm" draw:z-index="13" draw:name="Gberuikersnaam 4" draw:style-name="gr2" draw:text-style-name="P75" svg:width="6.002cm" svg:height="0.5cm" draw:control="control12"><svg:title>Gebruikersnaam</svg:title><svg:desc>Korte naam, bijv. jan</svg:desc></draw:control></text:span><text:span text:style-name="T247"><text:tab/></text:span><text:span text:style-name="T248">e</text:span><text:span text:style-name="T279">vt.</text:span><text:span text:style-name="T240"> extra gebruikers</text:span></text:p>
      <text:p text:style-name="P59"><text:span text:style-name="T287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1">Nog niet op Linux?</text:span></text:span><text:span text:style-name="T193"><text:tab/></text:span><text:span text:style-name="T197">G</text:span><text:span text:style-name="T194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94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5"> onder </text:span><text:span text:style-name="Strong_20_Emphasis"><text:span text:style-name="T162">Linux</text:span></text:span><text:span text:style-name="T196">.</text:span></text:p>
      <text:p text:style-name="P26"><text:span text:style-name="Strong_20_Emphasis"><text:span text:style-name="T163">Nieuwe installatie?</text:span></text:span><text:span text:style-name="T158"><text:tab/></text:span><text:span text:style-name="T160">B</text:span><text:span text:style-name="T158">egin bij hoofdstuk </text:span><text:span text:style-name="Strong_20_Emphasis"><text:span text:style-name="T163"><text:bookmark-ref text:reference-format="page" text:ref-name="__RefNumPara__4009_1271708128">2</text:bookmark-ref></text:span></text:span><text:span text:style-name="Strong_20_Emphasis"><text:span text:style-name="T163"><text:s text:c="2"/></text:span></text:span><text:span text:style-name="Strong_20_Emphasis"><text:span text:style-name="T164"><text:bookmark-ref text:reference-format="text" text:ref-name="__RefNumPara__4009_1271708128">Installatie uitvoeren</text:bookmark-ref></text:span></text:span><text:span text:style-name="T159">.</text:span></text:p>
      <text:p text:style-name="P14"/>
      <text:p text:style-name="P14"/>
      <text:list text:style-name="L1">
        <text:list-item>
          <text:p text:style-name="P7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4" draw:name="Vorm3_0" draw:style-name="gr1" draw:text-style-name="P7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5" draw:name="Vorm3_ 2" draw:style-name="gr1" draw:text-style-name="P7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60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3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T281">gebruiker</text:span><text:span text:style-name="T130">s</text:span><text:span text:style-name="T136"> aanmelden </text:span><text:span text:style-name="T137">en dezelfde stappen uitvoeren</text:span><text:span text:style-name="T133">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4" draw:name="Vorm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6">D</text:span><text:span text:style-name="T73">ruk op de </text:span><text:span text:style-name="T44">Super</text:span><text:span text:style-name="T73">-toets</text:span><text:span text:style-name="T54"><text:note text:id="ftn3" text:note-class="footnote"><text:note-citation>3</text:note-citation><text:note-body><text:p text:style-name="P53"><text:span text:style-name="T206">De </text:span><text:span text:style-name="T178">Super</text:span><text:span text:style-name="T206">-toets is de </text:span><text:span text:style-name="T177">Windows</text:span><text:span text:style-name="T206">-toets, </text:span><text:span text:style-name="T177">Command</text:span><text:span text:style-name="T206">-toets </text:span><text:span text:style-name="T207">(Apple)</text:span><text:span text:style-name="T206">, of </text:span><text:span text:style-name="T177">Vergrootglas</text:span><text:span text:style-name="T206">-toets </text:span><text:span text:style-name="T207">(Chromebook)</text:span><text:span text:style-name="T206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Terminalvenster</text:span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4"> de </text:span><text:span text:style-name="T92">volgende d</text:span><text:span text:style-name="T91">ri</text:span><text:span text:style-name="T65">e </text:span><text:span text:style-name="T64">opdrachten, ieder gevolgd door de </text:span><text:span text:style-name="T45">Enter</text:span><text:span text:style-name="T6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2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51"><text:span text:style-name="T86">D</text:span><text:span text:style-name="T69">ruk </text:span><text:span text:style-name="T70">op de </text:span><text:span text:style-name="T45">Super</text:span><text:span text:style-name="T70">-toets</text:span><text:span text:style-name="T68">, </text:span><text:span text:style-name="T71">t</text:span><text:span text:style-name="T72">yp </text:span><text:span text:style-name="User_20_Entry"><text:span text:style-name="T34">m</text:span></text:span><text:span text:style-name="User_20_Entry"><text:span text:style-name="T33">enu</text:span></text:span><text:span text:style-name="T73"> </text:span><text:span text:style-name="T74">e</text:span><text:span text:style-name="T63">n </text:span><text:span text:style-name="T75">k</text:span><text:span text:style-name="T63">lik op het pictogram van</text:span><text:span text:style-name="T97"> </text:span><text:span text:style-name="Strong_20_Emphasis"><text:span text:style-name="T47">Installatiem</text:span></text:span><text:span text:style-name="Strong_20_Emphasis"><text:span text:style-name="T48">enu</text:span>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D10" office:value-type="string">
            <text:p text:style-name="P48"><text:span text:style-name="T89">Selecteer</text:span><text:span text:style-name="T67"> </text:span><text:span text:style-name="Strong_20_Emphasis"><text:span text:style-name="T49">1</text:span></text:span><text:span text:style-name="T105"> </text:span><text:span text:style-name="T106">Installatie voorbereiden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4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4">Start de computer op vanaf</text:span><text:span text:style-name="T204"><text:note text:id="ftn4" text:note-class="footnote"><text:note-citation>1</text:note-citation><text:note-body><text:p text:style-name="P61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T143">Veelgebruikte toetsen: </text:span><text:span text:style-name="T152">Esc</text:span><text:span text:style-name="T145">, </text:span><text:span text:style-name="T152">Delete</text:span><text:span text:style-name="T145">, </text:span><text:span text:style-name="T152">F1</text:span><text:span text:style-name="T145">, </text:span><text:span text:style-name="T152">F2</text:span><text:span text:style-name="T145">, </text:span><text:span text:style-name="T152">F9</text:span><text:span text:style-name="T145">, </text:span><text:span text:style-name="T152">F10</text:span><text:span text:style-name="T145">, </text:span><text:span text:style-name="T152">F11</text:span><text:span text:style-name="T145">, of </text:span><text:span text:style-name="T152">F12</text:span></text:p></text:note-body></text:note></text:span><text:span text:style-name="T204"> </text:span><text:span text:style-name="T205">een </text:span><text:span text:style-name="T189"><text:user-field-get text:name="Distro">AlmaLinux</text:user-field-get></text:span><text:span text:style-name="T203"><text:s/></text:span><text:span text:style-name="T190"><text:user-field-get text:name="Version">9.x</text:user-field-get></text:span><text:span text:style-name="T190"><text:s/></text:span><text:span text:style-name="T191">Desktop/</text:span><text:span text:style-name="T192">Workstation</text:span><text:span text:style-name="T117"> </text:span><text:span text:style-name="T118">L</text:span><text:span text:style-name="T119">ive</text:span><text:span text:style-name="T119"><text:note text:id="ftn5" text:note-class="footnote"><text:note-citation>2</text:note-citation><text:note-body><text:p text:style-name="P47"><text:span text:style-name="T254">Vanaf ee</text:span>n <text:span text:style-name="T283">L</text:span>ive <text:span text:style-name="T282">USB</text:span><text:span text:style-name="T257">-stick</text:span><text:span text:style-name="T16"> </text:span>kunt <text:span text:style-name="T254">u opstarten en</text:span> <text:span text:style-name="T14">met </text:span><text:span text:style-name="T208"><text:user-field-get text:name="Distro">AlmaLinux</text:user-field-get></text:span><text:span text:style-name="T208"><text:s/></text:span>werken zonder enige bestanden op de harde schijf te wijzigen en maakt ook installatie van <text:span text:style-name="T208"><text:user-field-get text:name="Distro">AlmaLinux</text:user-field-get></text:span><text:span text:style-name="T208"><text:s/></text:span>mogelijk.</text:p></text:note-body></text:note></text:span><text:span text:style-name="T119"> </text:span><text:span text:style-name="T122">USB</text:span><text:span text:style-name="T120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20">stick</text:span><text:span text:style-name="T120"><text:note text:id="ftn6" text:note-class="footnote"><text:note-citation>3</text:note-citation><text:note-body><text:p text:style-name="P65"><text:span text:style-name="T129">Maak een opstartbare USB-stick</text:span><text:span text:style-name="T127">:</text:span><text:span text:style-name="Strong_20_Emphasis"><text:span text:style-name="T153"><text:line-break/></text:span></text:span><text:span text:style-name="Strong_20_Emphasis"><text:span text:style-name="T124">Download </text:span></text:span><text:span text:style-name="terk_20_accent_20_voetnoot"><text:span text:style-name="T151">Alma</text:span></text:span><text:span text:style-name="terk_20_accent_20_voetnoot"><text:span text:style-name="T150">Linux </text:span></text:span><text:span text:style-name="terk_20_accent_20_voetnoot"><text:span text:style-name="T150"><text:user-field-get text:name="Version">9.x</text:user-field-get></text:span></text:span><text:span text:style-name="Strong_20_Emphasis"><text:span text:style-name="T144"><text:s/></text:span></text:span><text:span text:style-name="terk_20_accent_20_voetnoot"><text:span text:style-name="T51">Live </text:span></text:span><text:span text:style-name="terk_20_accent_20_voetnoot"><text:span text:style-name="T150">GNOME</text:span></text:span><text:span text:style-name="terk_20_accent_20_voetnoot"><text:span text:style-name="T51"> </text:span></text:span><text:span text:style-name="Strong_20_Emphasis"><text:span text:style-name="T125">vanaf </text:span></text:span><text:a xlink:type="simple" xlink:href="https://almalinux.org/" text:style-name="Internet_20_link" text:visited-style-name="Visited_20_Internet_20_Link"><text:span text:style-name="Strong_20_Emphasis"><text:span text:style-name="T256">almalinux.org</text:span></text:span></text:a><text:span text:style-name="Strong_20_Emphasis"><text:span text:style-name="T144">.</text:span></text:span><text:span text:style-name="Strong_20_Emphasis"><text:span text:style-name="T154"><text:line-break/></text:span></text:span><text:span text:style-name="T126">De </text:span><text:span text:style-name="T128">ver</text:span><text:span text:style-name="T126">volgstappen staan beschreven in </text:span><text:span text:style-name="terk_20_accent_20_voetnoot"><text:span text:style-name="T52">Linux informatie</text:span></text:span><text:span text:style-name="T126">, te vinden op </text:span><text:a xlink:type="simple" xlink:href="https://karelzimmer.nl/" text:style-name="Internet_20_link" text:visited-style-name="Visited_20_Internet_20_Link"><text:span text:style-name="T255">karelzimmer.nl</text:span></text:a><text:span text:style-name="T126">, onder </text:span><text:span text:style-name="terk_20_accent_20_voetnoot"><text:span text:style-name="T52">Linux</text:span></text:span><text:span text:style-name="T126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9">Selecteer</text:span><text:span text:style-name="T57"> </text:span><text:span text:style-name="Strong_20_Emphasis"><text:span text:style-name="T38">Start </text:span></text:span><text:span text:style-name="Strong_20_Emphasis"><text:span text:style-name="T39">Live</text:span></text:span><text:span text:style-name="Strong_20_Emphasis"><text:span text:style-name="T58"> </text:span></text:span><text:span text:style-name="Strong_20_Emphasis"><text:span text:style-name="T40"><text:user-field-get text:name="Distro">AlmaLinux</text:user-field-get></text:span></text:span><text:span text:style-name="Strong_20_Emphasis"><text:span text:style-name="T43"><text:s/></text:span></text:span><text:span text:style-name="Strong_20_Emphasis"><text:span text:style-name="T41"><text:user-field-get text:name="Version">9.x</text:user-field-get></text:span></text:span><text:span text:style-name="T59"><text:s/></text:span><text:span text:style-name="T98">en druk op de </text:span><text:span text:style-name="T42">Enter</text:span><text:span text:style-name="T6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4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4">Klik op </text:span><text:span text:style-name="Strong_20_Emphasis"><text:span text:style-name="T112">Install to Hard Drive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26">Bij</text:span><text:span text:style-name="T225"> </text:span><text:span text:style-name="Strong_20_Emphasis"><text:span text:style-name="T224">WELCOME </text:span></text:span><text:span text:style-name="Strong_20_Emphasis"><text:span text:style-name="T227">BIJ</text:span></text:span><text:span text:style-name="Strong_20_Emphasis"><text:span text:style-name="T224"> </text:span></text:span><text:span text:style-name="Strong_20_Emphasis"><text:span text:style-name="T231">ALMA</text:span></text:span><text:span text:style-name="Strong_20_Emphasis"><text:span text:style-name="T224">LINUX </text:span></text:span><text:span text:style-name="Strong_20_Emphasis"><text:span text:style-name="T224"><text:user-field-get text:name="Version">9.x</text:user-field-get></text:span></text:span><text:span text:style-name="T224"><text:s/>select</text:span><text:span text:style-name="T226">eer</text:span><text:span text:style-name="T228"> </text:span><text:span text:style-name="Strong_20_Emphasis"><text:span text:style-name="T232">Nederlands</text:span></text:span><text:span text:style-name="T228"> en klik</text:span><text:span text:style-name="T229"> </text:span><text:span text:style-name="T228">op</text:span><text:span text:style-name="T230"> </text:span><text:span text:style-name="Strong_20_Emphasis"><text:span text:style-name="T221">Doorgaan</text:span>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4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5">O</text:span><text:span text:style-name="T213">nder </text:span><text:span text:style-name="Strong_20_Emphasis"><text:span text:style-name="T233">SYSTEEM</text:span></text:span><text:span text:style-name="T213"> </text:span><text:span text:style-name="T215">klik </text:span><text:span text:style-name="T213">op </text:span><text:span text:style-name="Strong_20_Emphasis"><text:span text:style-name="T233">Installatiebestemming</text:span>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3">Controleer </text:span><text:span text:style-name="T216">de </text:span><text:span text:style-name="Strong_20_Emphasis"><text:span text:style-name="T234">Apparaatselectie</text:span></text:span><text:span text:style-name="T213"> en klik op </text:span><text:span text:style-name="Strong_20_Emphasis"><text:span text:style-name="T233">Klaar</text:span>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4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5">O</text:span><text:span text:style-name="T213">nder </text:span><text:span text:style-name="T219">SYSTEEM</text:span><text:span text:style-name="T213"> </text:span><text:span text:style-name="T215">klik </text:span><text:span text:style-name="T213">op </text:span><text:span text:style-name="T219">Netwerk &amp; hostnaam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2">V</text:span><text:span text:style-name="T210">ul </text:span><text:span text:style-name="T211">in </text:span><text:span text:style-name="Strong_20_Emphasis"><text:span text:style-name="T214">Hostnaam</text:span></text:span><text:span text:style-name="T11"> &lt;computernaam&gt;</text:span><text:span text:style-name="T218"> </text:span><text:span text:style-name="T214">en klik op </text:span><text:span text:style-name="Strong_20_Emphasis"><text:span text:style-name="T220">Toepasse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4">K</text:span><text:span text:style-name="T213">lik op </text:span><text:span text:style-name="T219">Klaar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4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5">O</text:span><text:span text:style-name="T213">nder</text:span><text:span text:style-name="T209"> </text:span><text:span text:style-name="Strong_20_Emphasis"><text:span text:style-name="T213">GEBRUIKERSINSTELLINGEN</text:span></text:span><text:span text:style-name="T213"> </text:span><text:span text:style-name="T215">klik </text:span><text:span text:style-name="T213">op </text:span><text:span text:style-name="T219">Gebruiker aanmaken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4">Vul in </text:span><text:span text:style-name="Strong_20_Emphasis"><text:span text:style-name="Strong_20_Emphasis"><text:span text:style-name="T157">Volledige n</text:span></text:span></text:span><text:span text:style-name="Strong_20_Emphasis"><text:span text:style-name="T116">aam</text:span></text:span><text:span text:style-name="T99"> </text:span><text:span text:style-name="T18">&lt;</text:span><text:span text:style-name="T21">gebruiker</text:span><text:span text:style-name="T18">&gt;</text:span><text:span text:style-name="T100">, </text:span><text:span text:style-name="Strong_20_Emphasis"><text:span text:style-name="T155"><text:line-break/></text:span></text:span><text:span text:style-name="Strong_20_Emphasis"><text:span text:style-name="T115">Gebruikersnaam</text:span></text:span><text:span text:style-name="T99"> &lt;</text:span><text:span text:style-name="T7">gebruikersnaam&gt;</text:span><text:span text:style-name="T99">,</text:span></text:p>
            <text:p text:style-name="Standard"><text:span text:style-name="T102">vink aan </text:span><text:span text:style-name="Strong_20_Emphasis"><text:span text:style-name="T156">Maak deze gebruiker beheerde</text:span></text:span><text:span text:style-name="T111">r</text:span><text:span text:style-name="T102">,</text:span></text:p>
            <text:p text:style-name="Standard"><text:span text:style-name="T101">g</text:span><text:span text:style-name="T102">eef tweemaal een </text:span><text:span text:style-name="Strong_20_Emphasis"><text:span text:style-name="T115">wachtwoord</text:span></text:span><text:span text:style-name="T102"> </text:span><text:span text:style-name="T103">en k</text:span><text:span text:style-name="T102">lik op </text:span><text:span text:style-name="Strong_20_Emphasis"><text:span text:style-name="T111">Klaar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4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17">Klik op </text:span><text:span text:style-name="Strong_20_Emphasis"><text:span text:style-name="T222">Begin installatie</text:span>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4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17">Klik op </text:span><text:span text:style-name="Strong_20_Emphasis"><text:span text:style-name="T223">I</text:span></text:span><text:span text:style-name="Strong_20_Emphasis"><text:span text:style-name="T222">nstallatie </text:span></text:span><text:span text:style-name="Strong_20_Emphasis"><text:span text:style-name="T223">voltooien</text:span>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4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86">Hers</text:span><text:span text:style-name="T285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8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2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6"><draw:control text:anchor-type="as-char" draw:z-index="2" draw:name="Vorm24" draw:style-name="gr1" draw:text-style-name="P7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6"><text:span text:style-name="T56">Aanmelden als </text:span><text:span text:style-name="T25">&lt;</text:span><text:span text:style-name="T26">gebruiker</text:span><text:span text:style-name="T25">&gt;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4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4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7">D</text:span><text:span text:style-name="T79">ruk</text:span><text:span text:style-name="T68"> op</text:span><text:span text:style-name="T80"> de </text:span><text:span text:style-name="T45">Super</text:span><text:span text:style-name="T80">-toets</text:span><text:span text:style-name="T55"><text:note text:id="ftn7" text:note-class="footnote"><text:note-citation>1</text:note-citation><text:note-body><text:p text:style-name="P28"><text:span text:style-name="T174">De </text:span><text:span text:style-name="T176">Super</text:span><text:span text:style-name="T174">-toets is de Windows-toets, Command-toets </text:span><text:span text:style-name="T175">(Apple)</text:span><text:span text:style-name="T174">, of Vergrootglas-toets </text:span><text:span text:style-name="T175">(Chromebook)</text:span><text:span text:style-name="T174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Terminalvenster</text:span></text:span><text:span text:style-name="T6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4"> de </text:span><text:span text:style-name="T93">volgende </text:span><text:span text:style-name="T91">dri</text:span><text:span text:style-name="T65">e </text:span><text:span text:style-name="T64">opdrachten, ieder gevolgd door de </text:span><text:span text:style-name="T45">Enter</text:span><text:span text:style-name="T6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5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6"><draw:control text:anchor-type="as-char" draw:z-index="18" draw:name="Vorm 7" draw:style-name="gr1" draw:text-style-name="P74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52"><text:span text:style-name="T87">D</text:span><text:span text:style-name="T82">ruk</text:span><text:span text:style-name="T81"> op</text:span><text:span text:style-name="T80"> de </text:span><text:span text:style-name="T45">Super</text:span><text:span text:style-name="T80">-toets</text:span><text:span text:style-name="T68">, </text:span><text:span text:style-name="T77">t</text:span><text:span text:style-name="T72">yp </text:span><text:span text:style-name="User_20_Entry"><text:span text:style-name="T35">men</text:span></text:span><text:span text:style-name="User_20_Entry"><text:span text:style-name="T36">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3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2"/></text:span></text:p>
          </table:table-cell>
          <table:table-cell table:style-name="_33_._5f_Installatie_5f_afronden.C12" office:value-type="string">
            <text:p text:style-name="P49"><text:span text:style-name="T89">Selecteer</text:span><text:span text:style-name="T76"> </text:span><text:span text:style-name="Strong_20_Emphasis"><text:span text:style-name="T50">3</text:span></text:span><text:span text:style-name="T107"> </text:span><text:span text:style-name="T108">Installatie</text:span><text:span text:style-name="T109"> </text:span><text:span text:style-name="T110">afronde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29"><text:span text:style-name="Strong_20_Emphasis"><text:span text:style-name="T56"/></text:span></text:p>
      <text:list text:continue-numbering="true" text:style-name="L1">
        <text:list-item>
          <text:p text:style-name="P71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3" draw:name="Vorm40_0" draw:style-name="gr1" draw:text-style-name="P74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6" draw:name="Vorm40_ 1" draw:style-name="gr1" draw:text-style-name="P74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6">Aanmelden als </text:span><text:span text:style-name="T27">&lt;</text:span><text:span text:style-name="T28">gebruiker</text:span><text:span text:style-name="T27">&gt;</text:span><text:span text:style-name="T83"><text:note text:id="ftn8" text:note-class="footnote"><text:note-citation>1</text:note-citation><text:note-body><text:p text:style-name="P37"><text:span text:style-name="T146">E</text:span><text:span text:style-name="T148">ventuele extra </text:span><text:span text:style-name="T280">gebruiker</text:span><text:span text:style-name="T147">s </text:span><text:span text:style-name="T148">aanmelden en dezelfde stappen uitvoeren.</text:span></text:p></text:note-body></text:note></text:span><text:span text:style-name="T56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5"><draw:control text:anchor-type="as-char" draw:z-index="8" draw:name="Vorm13_ 1" draw:style-name="gr1" draw:text-style-name="P74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4">Volg de welkomstschermen.</text:span><text:span text:style-name="T267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19" draw:name="Vorm 8" draw:style-name="gr1" draw:text-style-name="P74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20" draw:name="Vorm 9" draw:style-name="gr1" draw:text-style-name="P74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8">D</text:span><text:span text:style-name="T82">ruk</text:span><text:span text:style-name="T81"> op</text:span><text:span text:style-name="T80"> de </text:span><text:span text:style-name="T45">Super</text:span><text:span text:style-name="T80">-toets</text:span><text:span text:style-name="T54"><text:note text:id="ftn9" text:note-class="footnote"><text:note-citation>2</text:note-citation><text:note-body><text:p text:style-name="P28"><text:span text:style-name="T174">De </text:span><text:span text:style-name="T176">Super</text:span><text:span text:style-name="T174">-toets is de Windows-toets, Command-toets </text:span><text:span text:style-name="T175">(Apple)</text:span><text:span text:style-name="T174">, of Vergrootglas-toets </text:span><text:span text:style-name="T175">(Chromebook)</text:span><text:span text:style-name="T174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m</text:span></text:span><text:span text:style-name="User_20_Entry"><text:span text:style-name="T37">en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3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9">Selecteer</text:span><text:span text:style-name="T76"> </text:span><text:span text:style-name="Strong_20_Emphasis"><text:span text:style-name="T50">4</text:span></text:span><text:span text:style-name="T107"> </text:span><text:span text:style-name="T90">Gebruiker inrichten</text:span><text:span text:style-name="T8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8"><text:span text:style-name="Strong_20_Emphasis"><text:span text:style-name="T84"/></text:span></text:p>
      <text:p text:style-name="P23"/>
      <text:p text:style-name="P24"><text:span text:style-name="T165">E</text:span><text:span text:style-name="T166">inde c</text:span><text:span text:style-name="T167">hecklist, </text:span><text:span text:style-name="T168">d</text:span><text:span text:style-name="T167">e installatie van </text:span><text:span text:style-name="T171"><text:user-field-get text:name="Distro">AlmaLinux</text:user-field-get></text:span><text:span text:style-name="T169"><text:s/></text:span><text:span text:style-name="T170"><text:user-field-get text:name="Version">9.x</text:user-field-get></text:span><text:span text:style-name="T170"><text:s/></text:span><text:span text:style-name="T172">Desktop/</text:span><text:span text:style-name="T173">Workstation</text:span><text:span text:style-name="T53"> </text:span><text:span text:style-name="T167">is voltooid.</text:span></text:p>
      <text:p text:style-name="P3"/>
      <text:list text:style-name="L2">
        <text:list-header>
          <text:p text:style-name="P72"><text:span text:style-name="T269">Geschreven door </text:span><text:a xlink:type="simple" xlink:href="mailto:info@karelzimmer.nl?subject=Checklist%20installatie%20Linux" text:style-name="Internet_20_link" text:visited-style-name="Visited_20_Internet_20_Link"><text:span text:style-name="T270">Karel Zimmer</text:span></text:a><text:span text:style-name="T271">.</text:span></text:p>
          <text:p text:style-name="P73"><text:span text:style-name="T273">Licentie </text:span><text:span text:style-name="T271">C</text:span><text:span text:style-name="T272">C0</text:span><text:span text:style-name="T271"> 1.0 </text:span><text:span text:style-name="T26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8"><text:s/></text:span><text:span text:style-name="T26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2-17T14:45:10.354596655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14:45:10.203983727</dc:date>
    <meta:keyword>Installatie</meta:keyword>
    <meta:keyword>Checklist</meta:keyword>
    <meta:keyword>Linux</meta:keyword>
    <meta:editing-cycles>7014</meta:editing-cycles>
    <meta:editing-duration>P12DT20H57M5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3" meta:word-count="490" meta:character-count="3514" meta:non-whitespace-character-count="3080"/>
    <meta:user-defined meta:name="Info 1"/>
    <meta:user-defined meta:name="Info 2"/>
    <meta:user-defined meta:name="Info 3"/>
    <meta:user-defined meta:name="Info 4"/>
  </office:meta>
</office:document-meta>
</file>